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1c2f4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30c9e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b41f1" officeooo:paragraph-rsid="003cae1f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cae1f" officeooo:paragraph-rsid="003cae1f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5170e5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2b15d7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4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5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52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51c2f4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3465a4" loext:opacity="100%" style:font-name="Futura Std Condensed Light" fo:font-size="16pt" fo:language="en" fo:country="US" officeooo:rsid="0012957f" officeooo:paragraph-rsid="003cae1f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3465a4" loext:opacity="100%" style:font-name="Futura Std Condensed Light" fo:font-size="16pt" fo:language="en" fo:country="US" officeooo:rsid="003b41f1" officeooo:paragraph-rsid="003cae1f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 style:font-name="Futura Std Condensed1"/>
    </style:style>
    <style:style style:name="T6" style:family="text">
      <style:text-properties fo:color="#c9211e" loext:opacity="100%" style:font-name="Futura Std Condensed1" officeooo:rsid="0013b1f0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39" style:family="text">
      <style:text-properties fo:color="#c9211e" loext:opacity="100%" style:font-name="Futura Std Condensed" officeooo:rsid="0030d81e"/>
    </style:style>
    <style:style style:name="T40" style:family="text">
      <style:text-properties fo:color="#c9211e" loext:opacity="100%" style:font-name="Futura Std Condensed" officeooo:rsid="0035b9c5"/>
    </style:style>
    <style:style style:name="T41" style:family="text">
      <style:text-properties fo:color="#c9211e" loext:opacity="100%" style:font-name="Futura Std Condensed" officeooo:rsid="003666e8"/>
    </style:style>
    <style:style style:name="T42" style:family="text">
      <style:text-properties fo:color="#c9211e" loext:opacity="100%" style:font-name="Futura Std Condensed" officeooo:rsid="003e9bc7"/>
    </style:style>
    <style:style style:name="T43" style:family="text">
      <style:text-properties fo:color="#c9211e" loext:opacity="100%" style:font-name="Futura Std Condensed" officeooo:rsid="004190e1"/>
    </style:style>
    <style:style style:name="T44" style:family="text">
      <style:text-properties fo:color="#c9211e" loext:opacity="100%" style:font-name="Futura Std Condensed" officeooo:rsid="0043e337"/>
    </style:style>
    <style:style style:name="T45" style:family="text">
      <style:text-properties fo:color="#c9211e" loext:opacity="100%" style:font-name="Futura Std Condensed" officeooo:rsid="0048922a"/>
    </style:style>
    <style:style style:name="T46" style:family="text">
      <style:text-properties fo:color="#c9211e" loext:opacity="100%" style:font-name="Futura Std Condensed" officeooo:rsid="003b41f1"/>
    </style:style>
    <style:style style:name="T47" style:family="text">
      <style:text-properties fo:color="#c9211e" loext:opacity="100%" style:font-name="Futura Std Condensed" style:text-underline-style="none" officeooo:rsid="003b41f1"/>
    </style:style>
    <style:style style:name="T48" style:family="text">
      <style:text-properties fo:color="#c9211e" loext:opacity="100%" style:font-name="Futura Std Condensed" officeooo:rsid="0046aa3b"/>
    </style:style>
    <style:style style:name="T49" style:family="text">
      <style:text-properties fo:color="#c9211e" loext:opacity="100%" style:font-name="Futura Std Condensed" officeooo:rsid="004b5574"/>
    </style:style>
    <style:style style:name="T50" style:family="text">
      <style:text-properties fo:color="#c9211e" loext:opacity="100%" style:font-name="Futura Std Condensed" officeooo:rsid="004e68bd"/>
    </style:style>
    <style:style style:name="T51" style:family="text">
      <style:text-properties fo:color="#c9211e" loext:opacity="100%" style:font-name="Futura Std Condensed" officeooo:rsid="004f4fd7"/>
    </style:style>
    <style:style style:name="T52" style:family="text">
      <style:text-properties fo:color="#c9211e" loext:opacity="100%" style:font-name="Futura Std Condensed" officeooo:rsid="00509422"/>
    </style:style>
    <style:style style:name="T53" style:family="text">
      <style:text-properties fo:color="#c9211e" loext:opacity="100%" style:font-name="Futura Std Condensed" officeooo:rsid="005170e5"/>
    </style:style>
    <style:style style:name="T54" style:family="text">
      <style:text-properties fo:color="#c9211e" loext:opacity="100%" style:font-name="Futura Std Condensed" officeooo:rsid="00530c9e"/>
    </style:style>
    <style:style style:name="T55" style:family="text">
      <style:text-properties fo:color="#c9211e" loext:opacity="100%" style:font-name="Futura Std Condensed" officeooo:rsid="0057759a"/>
    </style:style>
    <style:style style:name="T56" style:family="text">
      <style:text-properties fo:color="#c9211e" loext:opacity="100%" style:font-name="Futura Std Condensed" officeooo:rsid="0058a901"/>
    </style:style>
    <style:style style:name="T57" style:family="text">
      <style:text-properties fo:color="#c9211e" loext:opacity="100%" fo:font-size="16pt" officeooo:rsid="00509422" style:font-size-asian="16pt" style:font-size-complex="16pt"/>
    </style:style>
    <style:style style:name="T58" style:family="text">
      <style:text-properties fo:color="#c9211e" loext:opacity="100%" fo:font-size="16pt" officeooo:rsid="0057759a" style:font-size-asian="16pt" style:font-size-complex="16pt"/>
    </style:style>
    <style:style style:name="T59" style:family="text">
      <style:text-properties fo:color="#c9211e" loext:opacity="100%" style:font-name="Futura Std Condensed " officeooo:rsid="0058a901"/>
    </style:style>
    <style:style style:name="T60" style:family="text">
      <style:text-properties fo:color="#c9211e" loext:opacity="100%" style:font-name="Futura Std Condensed " officeooo:rsid="0053acd1"/>
    </style:style>
    <style:style style:name="T61" style:family="text">
      <style:text-properties fo:color="#c9211e" loext:opacity="100%" officeooo:rsid="0053acd1"/>
    </style:style>
    <style:style style:name="T62" style:family="text">
      <style:text-properties fo:color="#c9211e" loext:opacity="100%" officeooo:rsid="0058a901"/>
    </style:style>
    <style:style style:name="T63" style:family="text">
      <style:text-properties officeooo:rsid="001362f7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officeooo:rsid="000f8f6a"/>
    </style:style>
    <style:style style:name="T66" style:family="text">
      <style:text-properties fo:color="#000000" loext:opacity="100%" officeooo:rsid="001362f7"/>
    </style:style>
    <style:style style:name="T67" style:family="text">
      <style:text-properties fo:color="#000000" loext:opacity="100%" officeooo:rsid="0013b1f0"/>
    </style:style>
    <style:style style:name="T68" style:family="text">
      <style:text-properties fo:color="#000000" loext:opacity="100%" style:text-underline-style="solid" style:text-underline-width="auto" style:text-underline-color="font-color" officeooo:rsid="0013b1f0"/>
    </style:style>
    <style:style style:name="T69" style:family="text">
      <style:text-properties fo:color="#000000" loext:opacity="100%" style:text-underline-style="solid" style:text-underline-width="auto" style:text-underline-color="font-color" officeooo:rsid="001362f7"/>
    </style:style>
    <style:style style:name="T70" style:family="text">
      <style:text-properties fo:color="#000000" loext:opacity="100%" style:text-underline-style="solid" style:text-underline-width="auto" style:text-underline-color="font-color" officeooo:rsid="0018c4ea"/>
    </style:style>
    <style:style style:name="T71" style:family="text">
      <style:text-properties fo:color="#000000" loext:opacity="100%" style:text-underline-style="solid" style:text-underline-width="auto" style:text-underline-color="font-color" officeooo:rsid="00271d54"/>
    </style:style>
    <style:style style:name="T72" style:family="text">
      <style:text-properties fo:color="#000000" loext:opacity="100%" style:text-underline-style="solid" style:text-underline-width="auto" style:text-underline-color="font-color" officeooo:rsid="002f6e18"/>
    </style:style>
    <style:style style:name="T73" style:family="text">
      <style:text-properties fo:color="#000000" loext:opacity="100%" style:text-underline-style="solid" style:text-underline-width="auto" style:text-underline-color="font-color" officeooo:rsid="001c6e04"/>
    </style:style>
    <style:style style:name="T74" style:family="text">
      <style:text-properties fo:color="#000000" loext:opacity="100%" style:text-underline-style="solid" style:text-underline-width="auto" style:text-underline-color="font-color" officeooo:rsid="004ffb0c"/>
    </style:style>
    <style:style style:name="T75" style:family="text">
      <style:text-properties fo:color="#000000" loext:opacity="100%" style:text-underline-style="solid" style:text-underline-width="auto" style:text-underline-color="font-color" officeooo:rsid="0053acd1"/>
    </style:style>
    <style:style style:name="T76" style:family="text">
      <style:text-properties fo:color="#000000" loext:opacity="100%" style:text-underline-style="solid" style:text-underline-width="auto" style:text-underline-color="font-color" officeooo:rsid="0046aa3b"/>
    </style:style>
    <style:style style:name="T77" style:family="text">
      <style:text-properties fo:color="#000000" loext:opacity="100%" style:text-underline-style="solid" style:text-underline-width="auto" style:text-underline-color="font-color" officeooo:rsid="002b15d7"/>
    </style:style>
    <style:style style:name="T78" style:family="text">
      <style:text-properties fo:color="#000000" loext:opacity="100%" officeooo:rsid="0014442c"/>
    </style:style>
    <style:style style:name="T79" style:family="text">
      <style:text-properties fo:color="#000000" loext:opacity="100%" officeooo:rsid="0018b4d5"/>
    </style:style>
    <style:style style:name="T80" style:family="text">
      <style:text-properties fo:color="#000000" loext:opacity="100%" style:font-name="Futura Std Condensed Light" officeooo:rsid="0035b9c5"/>
    </style:style>
    <style:style style:name="T81" style:family="text">
      <style:text-properties fo:color="#000000" loext:opacity="100%" style:font-name="Futura Std Condensed Light" officeooo:rsid="00386cd6"/>
    </style:style>
    <style:style style:name="T82" style:family="text">
      <style:text-properties fo:color="#000000" loext:opacity="100%" style:font-name="Futura Std Condensed Light" officeooo:rsid="0057759a"/>
    </style:style>
    <style:style style:name="T83" style:family="text">
      <style:text-properties fo:color="#000000" loext:opacity="100%" officeooo:rsid="00271d54"/>
    </style:style>
    <style:style style:name="T84" style:family="text">
      <style:text-properties fo:color="#000000" loext:opacity="100%" officeooo:rsid="002b15d7"/>
    </style:style>
    <style:style style:name="T85" style:family="text">
      <style:text-properties fo:color="#000000" loext:opacity="100%" officeooo:rsid="002c96b5"/>
    </style:style>
    <style:style style:name="T86" style:family="text">
      <style:text-properties fo:color="#000000" loext:opacity="100%" officeooo:rsid="002f6e18"/>
    </style:style>
    <style:style style:name="T87" style:family="text">
      <style:text-properties fo:color="#000000" loext:opacity="100%" officeooo:rsid="0030d81e"/>
    </style:style>
    <style:style style:name="T88" style:family="text">
      <style:text-properties fo:color="#000000" loext:opacity="100%" officeooo:rsid="0031047f"/>
    </style:style>
    <style:style style:name="T89" style:family="text">
      <style:text-properties fo:color="#000000" loext:opacity="100%" officeooo:rsid="00386cd6"/>
    </style:style>
    <style:style style:name="T90" style:family="text">
      <style:text-properties fo:color="#000000" loext:opacity="100%" style:text-underline-style="none" officeooo:rsid="003b41f1"/>
    </style:style>
    <style:style style:name="T91" style:family="text">
      <style:text-properties fo:color="#000000" loext:opacity="100%" style:text-underline-style="none" officeooo:rsid="003cae1f"/>
    </style:style>
    <style:style style:name="T92" style:family="text">
      <style:text-properties fo:color="#000000" loext:opacity="100%" officeooo:rsid="00425146"/>
    </style:style>
    <style:style style:name="T93" style:family="text">
      <style:text-properties fo:color="#000000" loext:opacity="100%" officeooo:rsid="004f4fd7"/>
    </style:style>
    <style:style style:name="T94" style:family="text">
      <style:text-properties fo:color="#000000" loext:opacity="100%" officeooo:rsid="0051c2f4"/>
    </style:style>
    <style:style style:name="T95" style:family="text">
      <style:text-properties fo:color="#000000" loext:opacity="100%" style:font-name="Futura Std Condensed" officeooo:rsid="0051c2f4"/>
    </style:style>
    <style:style style:name="T96" style:family="text">
      <style:text-properties fo:color="#000000" loext:opacity="100%" style:font-name="Futura Std Condensed" officeooo:rsid="0046aa3b"/>
    </style:style>
    <style:style style:name="T97" style:family="text">
      <style:text-properties fo:color="#000000" loext:opacity="100%" style:font-name="Futura Std Condensed" officeooo:rsid="00530c9e"/>
    </style:style>
    <style:style style:name="T98" style:family="text">
      <style:text-properties fo:color="#000000" loext:opacity="100%" style:font-name="Futura Std Condensed" officeooo:rsid="0058a901"/>
    </style:style>
    <style:style style:name="T99" style:family="text">
      <style:text-properties fo:color="#000000" loext:opacity="100%" officeooo:rsid="00530c9e"/>
    </style:style>
    <style:style style:name="T100" style:family="text">
      <style:text-properties fo:color="#000000" loext:opacity="100%" officeooo:rsid="002104e7"/>
    </style:style>
    <style:style style:name="T101" style:family="text">
      <style:text-properties fo:color="#000000" loext:opacity="100%" officeooo:rsid="0046aa3b"/>
    </style:style>
    <style:style style:name="T102" style:family="text">
      <style:text-properties fo:color="#000000" loext:opacity="100%" officeooo:rsid="0053acd1"/>
    </style:style>
    <style:style style:name="T103" style:family="text">
      <style:text-properties fo:color="#000000" loext:opacity="100%" officeooo:rsid="001d91d9"/>
    </style:style>
    <style:style style:name="T104" style:family="text">
      <style:text-properties fo:color="#000000" loext:opacity="100%" officeooo:rsid="003cae1f"/>
    </style:style>
    <style:style style:name="T105" style:family="text">
      <style:text-properties fo:color="#000000" loext:opacity="100%" officeooo:rsid="0048922a"/>
    </style:style>
    <style:style style:name="T106" style:family="text">
      <style:text-properties fo:color="#000000" loext:opacity="100%" officeooo:rsid="001c6e04"/>
    </style:style>
    <style:style style:name="T107" style:family="text">
      <style:text-properties fo:color="#000000" loext:opacity="100%" officeooo:rsid="001ec6f4"/>
    </style:style>
    <style:style style:name="T108" style:family="text">
      <style:text-properties fo:color="#000000" loext:opacity="100%" officeooo:rsid="0021ae3f"/>
    </style:style>
    <style:style style:name="T109" style:family="text">
      <style:text-properties fo:color="#000000" loext:opacity="100%" officeooo:rsid="00525e1c"/>
    </style:style>
    <style:style style:name="T110" style:family="text">
      <style:text-properties fo:color="#000000" loext:opacity="100%" style:font-name="Futura Std Condensed Light" officeooo:rsid="0051c2f4"/>
    </style:style>
    <style:style style:name="T111" style:family="text">
      <style:text-properties fo:color="#000000" loext:opacity="100%" style:font-name="Futura Std Condensed Light" officeooo:rsid="00525e1c"/>
    </style:style>
    <style:style style:name="T112" style:family="text">
      <style:text-properties fo:color="#000000" loext:opacity="100%" style:font-name="Futura Std Condensed Light" officeooo:rsid="0058a901"/>
    </style:style>
    <style:style style:name="T113" style:family="text">
      <style:text-properties fo:color="#000000" loext:opacity="100%" style:font-name="Futura Std Condensed Light" officeooo:rsid="002f6e18"/>
    </style:style>
    <style:style style:name="T114" style:family="text">
      <style:text-properties fo:color="#000000" loext:opacity="100%" officeooo:rsid="0058a901"/>
    </style:style>
    <style:style style:name="T115" style:family="text">
      <style:text-properties fo:color="#000000" loext:opacity="100%" style:font-name="Futura Std Condensed " officeooo:rsid="0058a901"/>
    </style:style>
    <style:style style:name="T116" style:family="text">
      <style:text-properties officeooo:rsid="0013b1f0"/>
    </style:style>
    <style:style style:name="T117" style:family="text">
      <style:text-properties style:text-underline-style="solid" style:text-underline-width="auto" style:text-underline-color="font-color" officeooo:rsid="0013b1f0"/>
    </style:style>
    <style:style style:name="T118" style:family="text">
      <style:text-properties style:text-underline-style="solid" style:text-underline-width="auto" style:text-underline-color="font-color" officeooo:rsid="001362f7"/>
    </style:style>
    <style:style style:name="T119" style:family="text">
      <style:text-properties style:text-underline-style="solid" style:text-underline-width="auto" style:text-underline-color="font-color" officeooo:rsid="000f8f6a"/>
    </style:style>
    <style:style style:name="T120" style:family="text">
      <style:text-properties style:text-underline-style="solid" style:text-underline-width="auto" style:text-underline-color="font-color" officeooo:rsid="0014442c"/>
    </style:style>
    <style:style style:name="T121" style:family="text">
      <style:text-properties style:text-underline-style="solid" style:text-underline-width="auto" style:text-underline-color="font-color" officeooo:rsid="00145467"/>
    </style:style>
    <style:style style:name="T122" style:family="text">
      <style:text-properties style:text-underline-style="solid" style:text-underline-width="auto" style:text-underline-color="font-color" officeooo:rsid="0018c4ea"/>
    </style:style>
    <style:style style:name="T123" style:family="text">
      <style:text-properties style:text-underline-style="solid" style:text-underline-width="auto" style:text-underline-color="font-color" officeooo:rsid="001c6e04"/>
    </style:style>
    <style:style style:name="T124" style:family="text">
      <style:text-properties style:text-underline-style="solid" style:text-underline-width="auto" style:text-underline-color="font-color" officeooo:rsid="00509422"/>
    </style:style>
    <style:style style:name="T125" style:family="text">
      <style:text-properties style:text-underline-style="solid" style:text-underline-width="auto" style:text-underline-color="font-color" officeooo:rsid="0053acd1"/>
    </style:style>
    <style:style style:name="T126" style:family="text">
      <style:text-properties style:text-underline-style="none" officeooo:rsid="001362f7"/>
    </style:style>
    <style:style style:name="T127" style:family="text">
      <style:text-properties style:text-underline-style="none" officeooo:rsid="003b41f1"/>
    </style:style>
    <style:style style:name="T128" style:family="text">
      <style:text-properties officeooo:rsid="0014442c"/>
    </style:style>
    <style:style style:name="T129" style:family="text">
      <style:text-properties officeooo:rsid="00145467"/>
    </style:style>
    <style:style style:name="T130" style:family="text">
      <style:text-properties officeooo:rsid="00155c6b"/>
    </style:style>
    <style:style style:name="T131" style:family="text">
      <style:text-properties officeooo:rsid="0016dd90"/>
    </style:style>
    <style:style style:name="T132" style:family="text">
      <style:text-properties officeooo:rsid="0018b4d5"/>
    </style:style>
    <style:style style:name="T133" style:family="text">
      <style:text-properties officeooo:rsid="0018c4ea"/>
    </style:style>
    <style:style style:name="T134" style:family="text">
      <style:text-properties officeooo:rsid="001a20db"/>
    </style:style>
    <style:style style:name="T135" style:family="text">
      <style:text-properties officeooo:rsid="001c6e04"/>
    </style:style>
    <style:style style:name="T136" style:family="text">
      <style:text-properties officeooo:rsid="001d91d9"/>
    </style:style>
    <style:style style:name="T137" style:family="text">
      <style:text-properties officeooo:rsid="001ec6f4"/>
    </style:style>
    <style:style style:name="T138" style:family="text">
      <style:text-properties officeooo:rsid="00202faa"/>
    </style:style>
    <style:style style:name="T139" style:family="text">
      <style:text-properties officeooo:rsid="002104e7"/>
    </style:style>
    <style:style style:name="T140" style:family="text">
      <style:text-properties officeooo:rsid="0023e611"/>
    </style:style>
    <style:style style:name="T141" style:family="text">
      <style:text-properties officeooo:rsid="00254600"/>
    </style:style>
    <style:style style:name="T142" style:family="text">
      <style:text-properties officeooo:rsid="002b15d7"/>
    </style:style>
    <style:style style:name="T143" style:family="text">
      <style:text-properties officeooo:rsid="002db9f0"/>
    </style:style>
    <style:style style:name="T144" style:family="text">
      <style:text-properties officeooo:rsid="002f6e18"/>
    </style:style>
    <style:style style:name="T145" style:family="text">
      <style:text-properties fo:color="#2a6099" loext:opacity="100%" style:font-name="Futura Std Condensed" officeooo:rsid="002f6e18"/>
    </style:style>
    <style:style style:name="T146" style:family="text">
      <style:text-properties fo:color="#2a6099" loext:opacity="100%" style:font-name="Futura Std Condensed" style:text-underline-style="solid" style:text-underline-width="auto" style:text-underline-color="font-color" officeooo:rsid="002f6e18"/>
    </style:style>
    <style:style style:name="T147" style:family="text">
      <style:text-properties fo:color="#2a6099" loext:opacity="100%" style:font-name="Futura Std Condensed" style:text-underline-style="solid" style:text-underline-width="auto" style:text-underline-color="font-color" officeooo:rsid="004f4fd7"/>
    </style:style>
    <style:style style:name="T148" style:family="text">
      <style:text-properties fo:color="#2a6099" loext:opacity="100%" style:font-name="Futura Std Condensed Light" officeooo:rsid="002f6e18"/>
    </style:style>
    <style:style style:name="T149" style:family="text">
      <style:text-properties fo:color="#2a6099" loext:opacity="100%" style:font-name="Futura Std Condensed Light" style:text-underline-style="solid" style:text-underline-width="auto" style:text-underline-color="font-color" officeooo:rsid="002f6e18"/>
    </style:style>
    <style:style style:name="T150" style:family="text">
      <style:text-properties fo:color="#2a6099" loext:opacity="100%" style:font-name="Futura Std Condensed Light" style:text-underline-style="solid" style:text-underline-width="auto" style:text-underline-color="font-color" officeooo:rsid="004f4fd7"/>
    </style:style>
    <style:style style:name="T151" style:family="text">
      <style:text-properties officeooo:rsid="0030d81e"/>
    </style:style>
    <style:style style:name="T152" style:family="text">
      <style:text-properties officeooo:rsid="0031047f"/>
    </style:style>
    <style:style style:name="T153" style:family="text">
      <style:text-properties officeooo:rsid="00324fc3"/>
    </style:style>
    <style:style style:name="T154" style:family="text">
      <style:text-properties officeooo:rsid="0035b9c5"/>
    </style:style>
    <style:style style:name="T155" style:family="text">
      <style:text-properties officeooo:rsid="003600f1"/>
    </style:style>
    <style:style style:name="T156" style:family="text">
      <style:text-properties officeooo:rsid="003666e8"/>
    </style:style>
    <style:style style:name="T157" style:family="text">
      <style:text-properties style:font-name="Futura Std Condensed"/>
    </style:style>
    <style:style style:name="T158" style:family="text">
      <style:text-properties style:font-name="Futura Std Condensed" officeooo:rsid="004190e1"/>
    </style:style>
    <style:style style:name="T159" style:family="text">
      <style:text-properties style:font-name="Futura Std Condensed" officeooo:rsid="003b41f1"/>
    </style:style>
    <style:style style:name="T160" style:family="text">
      <style:text-properties style:font-name="Futura Std Condensed" officeooo:rsid="00202faa"/>
    </style:style>
    <style:style style:name="T161" style:family="text">
      <style:text-properties style:font-name="Futura Std Condensed" officeooo:rsid="004e68bd"/>
    </style:style>
    <style:style style:name="T162" style:family="text">
      <style:text-properties style:font-name="Futura Std Condensed" officeooo:rsid="003600f1"/>
    </style:style>
    <style:style style:name="T163" style:family="text">
      <style:text-properties style:font-name="Futura Std Condensed" officeooo:rsid="0035b9c5"/>
    </style:style>
    <style:style style:name="T164" style:family="text">
      <style:text-properties officeooo:rsid="003b41f1"/>
    </style:style>
    <style:style style:name="T165" style:family="text">
      <style:text-properties officeooo:rsid="003cae1f"/>
    </style:style>
    <style:style style:name="T166" style:family="text">
      <style:text-properties officeooo:rsid="004190e1"/>
    </style:style>
    <style:style style:name="T167" style:family="text">
      <style:text-properties officeooo:rsid="0048922a"/>
    </style:style>
    <style:style style:name="T168" style:family="text">
      <style:text-properties officeooo:rsid="002c96b5"/>
    </style:style>
    <style:style style:name="T169" style:family="text">
      <style:text-properties officeooo:rsid="004a78a6"/>
    </style:style>
    <style:style style:name="T170" style:family="text">
      <style:text-properties officeooo:rsid="004b5574"/>
    </style:style>
    <style:style style:name="T171" style:family="text">
      <style:text-properties officeooo:rsid="004e68bd"/>
    </style:style>
    <style:style style:name="T172" style:family="text">
      <style:text-properties officeooo:rsid="004f4fd7"/>
    </style:style>
    <style:style style:name="T173" style:family="text">
      <style:text-properties officeooo:rsid="004f7ac0"/>
    </style:style>
    <style:style style:name="T174" style:family="text">
      <style:text-properties officeooo:rsid="004ffb0c"/>
    </style:style>
    <style:style style:name="T175" style:family="text">
      <style:text-properties officeooo:rsid="00509422"/>
    </style:style>
    <style:style style:name="T176" style:family="text">
      <style:text-properties style:font-name="Futura Std Condensed Light" fo:font-size="16pt" officeooo:rsid="00509422" style:font-size-asian="16pt" style:font-size-complex="16pt"/>
    </style:style>
    <style:style style:name="T177" style:family="text">
      <style:text-properties style:font-name="Futura Std Condensed Light" fo:font-size="16pt" officeooo:rsid="0053acd1" style:font-size-asian="16pt" style:font-size-complex="16pt"/>
    </style:style>
    <style:style style:name="T178" style:family="text">
      <style:text-properties officeooo:rsid="005170e5"/>
    </style:style>
    <style:style style:name="T179" style:family="text">
      <style:text-properties fo:color="#3465a4" loext:opacity="100%"/>
    </style:style>
    <style:style style:name="T180" style:family="text">
      <style:text-properties fo:color="#3465a4" loext:opacity="100%" officeooo:rsid="0051c2f4"/>
    </style:style>
    <style:style style:name="T181" style:family="text">
      <style:text-properties fo:color="#3465a4" loext:opacity="100%" style:font-name="Futura Std Condensed" officeooo:rsid="0051c2f4"/>
    </style:style>
    <style:style style:name="T182" style:family="text">
      <style:text-properties fo:color="#3465a4" loext:opacity="100%" style:font-name="Futura Std Condensed" style:text-underline-style="solid" style:text-underline-width="auto" style:text-underline-color="font-color" officeooo:rsid="003b41f1"/>
    </style:style>
    <style:style style:name="T183" style:family="text">
      <style:text-properties fo:color="#3465a4" loext:opacity="100%" style:font-name="Futura Std Condensed" style:text-underline-style="solid" style:text-underline-width="auto" style:text-underline-color="font-color" officeooo:rsid="003cae1f"/>
    </style:style>
    <style:style style:name="T184" style:family="text">
      <style:text-properties fo:color="#3465a4" loext:opacity="100%" style:font-name="Futura Std Condensed" officeooo:rsid="00271d54"/>
    </style:style>
    <style:style style:name="T185" style:family="text">
      <style:text-properties fo:color="#3465a4" loext:opacity="100%" style:font-name="Futura Std Condensed" officeooo:rsid="0057759a"/>
    </style:style>
    <style:style style:name="T186" style:family="text">
      <style:text-properties fo:color="#3465a4" loext:opacity="100%" style:font-name="Futura Std Condensed" officeooo:rsid="002b15d7"/>
    </style:style>
    <style:style style:name="T187" style:family="text">
      <style:text-properties fo:color="#3465a4" loext:opacity="100%" style:font-name="Futura Std Condensed" officeooo:rsid="0048922a"/>
    </style:style>
    <style:style style:name="T188" style:family="text">
      <style:text-properties fo:color="#3465a4" loext:opacity="100%" style:font-name="Futura Std Condensed" officeooo:rsid="0058a901"/>
    </style:style>
    <style:style style:name="T189" style:family="text">
      <style:text-properties fo:color="#3465a4" loext:opacity="100%" officeooo:rsid="00525e1c"/>
    </style:style>
    <style:style style:name="T190" style:family="text">
      <style:text-properties fo:color="#3465a4" loext:opacity="100%" style:text-underline-style="none" officeooo:rsid="003b41f1"/>
    </style:style>
    <style:style style:name="T191" style:family="text">
      <style:text-properties fo:color="#3465a4" loext:opacity="100%" style:text-underline-style="none" officeooo:rsid="003cae1f"/>
    </style:style>
    <style:style style:name="T192" style:family="text">
      <style:text-properties fo:color="#3465a4" loext:opacity="100%" officeooo:rsid="003b41f1"/>
    </style:style>
    <style:style style:name="T193" style:family="text">
      <style:text-properties fo:color="#3465a4" loext:opacity="100%" style:text-underline-style="solid" style:text-underline-width="auto" style:text-underline-color="font-color" officeooo:rsid="0053acd1"/>
    </style:style>
    <style:style style:name="T194" style:family="text">
      <style:text-properties fo:color="#3465a4" loext:opacity="100%" officeooo:rsid="0053acd1"/>
    </style:style>
    <style:style style:name="T195" style:family="text">
      <style:text-properties fo:color="#3465a4" loext:opacity="100%" officeooo:rsid="00551542"/>
    </style:style>
    <style:style style:name="T196" style:family="text">
      <style:text-properties fo:color="#3465a4" loext:opacity="100%" officeooo:rsid="0048922a"/>
    </style:style>
    <style:style style:name="T197" style:family="text">
      <style:text-properties fo:color="#3465a4" loext:opacity="100%" style:font-name="Futura Std Condensed Light" officeooo:rsid="0057759a"/>
    </style:style>
    <style:style style:name="T198" style:family="text">
      <style:text-properties fo:color="#3465a4" loext:opacity="100%" style:font-name="Futura Std Condensed Light" officeooo:rsid="0058a901"/>
    </style:style>
    <style:style style:name="T199" style:family="text">
      <style:text-properties fo:color="#3465a4" loext:opacity="100%" style:font-name="Futura Std Condensed Light" officeooo:rsid="0048922a"/>
    </style:style>
    <style:style style:name="T200" style:family="text">
      <style:text-properties fo:color="#3465a4" loext:opacity="100%" officeooo:rsid="0018b4d5"/>
    </style:style>
    <style:style style:name="T201" style:family="text">
      <style:text-properties officeooo:rsid="00530c9e"/>
    </style:style>
    <style:style style:name="T202" style:family="text">
      <style:text-properties officeooo:rsid="0053acd1"/>
    </style:style>
    <style:style style:name="T203" style:family="text">
      <style:text-properties officeooo:rsid="0051c2f4"/>
    </style:style>
    <style:style style:name="T204" style:family="text">
      <style:text-properties officeooo:rsid="00525e1c"/>
    </style:style>
    <style:style style:name="T205" style:family="text">
      <style:text-properties style:font-name="Futura Std Condensed Light" officeooo:rsid="004892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Kindergarten Massaker</text:p>
      <text:p text:style-name="P1"/>
      <text:p text:style-name="P1"/>
      <text:p text:style-name="P1"/>
      <text:p text:style-name="P2">Pitch</text:p>
      <text:p text:style-name="P8"/>
      <text:p text:style-name="P24"><text:span text:style-name="T4"><text:tab/></text:span><text:span text:style-name="T173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71">a</text:span><text:span text:style-name="T4">nd they want “blood”! </text:span><text:span text:style-name="T143">Alien</text:span> has to avoid <text:span text:style-name="T1">kids</text:span> in order to survive. Everything’s seen through a surveillance<text:span text:style-name="T143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8"/>
      <text:p text:style-name="P15"><text:tab/><text:span text:style-name="T128">The game will be a</text:span><text:span text:style-name="T16"> </text:span><text:span text:style-name="T19">Top Down Shooter</text:span><text:span text:style-name="T79"> in </text:span><text:span text:style-name="T16">2D pixel art</text:span><text:span text:style-name="T128"> </text:span><text:span text:style-name="T139">style</text:span><text:span text:style-name="T128">.</text:span></text:p>
      <text:p text:style-name="P9"/>
      <text:p text:style-name="P9"><text:tab/>The game will<text:span text:style-name="T116"> probably </text:span>be in <text:span text:style-name="T5">German</text:span> (just because the title rocks in German). <text:span text:style-name="T171">We’ll have to find people able to speak German fluently enough to record them for voices.</text:span></text:p>
      <text:p text:style-name="P9"/>
      <text:p text:style-name="P13"><text:tab/><text:span text:style-name="T26">1 player versus CPU</text:span><text:span text:style-name="T85">.</text:span></text:p>
      <text:p text:style-name="P9"/>
      <text:p text:style-name="P13"><text:tab/><text:span text:style-name="T31">1 difficulty level</text:span><text:span text:style-name="T85">.</text:span></text:p>
      <text:p text:style-name="P20"/>
      <text:p text:style-name="P20"><text:tab/><text:span text:style-name="T128">One</text:span> game last<text:span text:style-name="T137">s</text:span> <text:span text:style-name="T116">up to</text:span> <text:span text:style-name="T9">1 minute</text:span> (or a bit more <text:span text:style-name="T116">with luck as player will become “blind” at some point</text:span>). <text:span text:style-name="T174">Well. As long as the alien can survive, the game isn’t over but considering that about 1 minute, the screen is black, I don’t think the game will last very long,,.</text:span></text:p>
      <text:p text:style-name="P10"/>
      <text:p text:style-name="P10"><text:tab/><text:span text:style-name="T116">The only thing that will </text:span><text:span text:style-name="T6">eventually</text:span><text:span text:style-name="T116"> be recorded is </text:span><text:span text:style-name="T15">HOW LONG YOU SURVIVE</text:span><text:span text:style-name="T116">! (only the best </text:span><text:span text:style-name="T128">time</text:span><text:span text:style-name="T116">). </text:span><text:span text:style-name="T166">We’ll give the length of the game but if it doesn’t break the record, then “</text:span><text:span text:style-name="T158">it’ll be lost for ever like tears in the rain</text:span><text:span text:style-name="T166">”!</text:span></text:p>
      <text:p text:style-name="P10"/>
      <text:p text:style-name="P10"><text:tab/><text:span text:style-name="T15">Nothing to gather</text:span><text:span text:style-name="T116">: no bonus, </text:span><text:span text:style-name="T171">no health, </text:span><text:span text:style-name="T116">no money, no points, </text:span><text:span text:style-name="T128">no weapon, no armor, </text:span><text:span text:style-name="T116">no nothing!</text:span></text:p>
      <text:p text:style-name="P10"/>
      <text:p text:style-name="P10"><text:tab/><text:span text:style-name="T43">C</text:span><text:span text:style-name="T25">ontact with</text:span><text:span text:style-name="T17"> </text:span><text:span text:style-name="T43">enemies</text:span><text:span text:style-name="T17"> </text:span><text:span text:style-name="T25">deals </text:span><text:span text:style-name="T36">no</text:span><text:span text:style-name="T43"> </text:span><text:span text:style-name="T25">damage, </text:span><text:span text:style-name="T44">only projectiles/</text:span><text:span text:style-name="T50">weapons</text:span><text:span text:style-name="T44"> do.</text:span></text:p>
      <text:p text:style-name="P48">Aliens</text:p>
      <text:p text:style-name="P49"/>
      <text:p text:style-name="P27">Each alien will have a German old fashioned name (only for fun)!</text:p>
      <text:p text:style-name="P21"/>
      <text:p text:style-name="P55"><text:span text:style-name="T82">The a</text:span><text:span text:style-name="T80">lien have</text:span><text:span text:style-name="T154"> 1000 hit points (HP)</text:span><text:span text:style-name="T80">.</text:span></text:p>
      <text:p text:style-name="P23"/>
      <text:p text:style-name="P23"><text:tab/><text:span text:style-name="T140">Each Alien has</text:span><text:span text:style-name="T4"> </text:span><text:span text:style-name="T10">1</text:span><text:span text:style-name="T9"> defensive </text:span><text:span text:style-name="T16">skill</text:span>:</text:p>
      <text:p text:style-name="P23"/>
      <text:p text:style-name="P23">- <text:span text:style-name="T9">Random teleportation</text:span></text:p>
      <text:p text:style-name="P23">- <text:span text:style-name="T9">Dash</text:span> <text:span text:style-name="T2">(</text:span><text:span text:style-name="T119">pass through </text:span><text:span text:style-name="T117">kids and attacks</text:span><text:span text:style-name="T2">)</text:span></text:p>
      <text:p text:style-name="P23">- <text:span text:style-name="T9">Repulsive “</text:span><text:span text:style-name="T11">explosions”</text:span></text:p>
      <text:p text:style-name="P23">- <text:span text:style-name="T9">Freezing </text:span><text:span text:style-name="T12">“</text:span><text:span text:style-name="T52">shock wave”</text:span></text:p>
      <text:p text:style-name="P23">- <text:span text:style-name="T14">Quick r</text:span><text:span text:style-name="T13">unner </text:span><text:span text:style-name="T66">(</text:span><text:span text:style-name="T69">permanent</text:span><text:span text:style-name="T66">)</text:span></text:p>
      <text:p text:style-name="P23">- <text:span text:style-name="T11">Force </text:span><text:span text:style-name="T52">f</text:span><text:span text:style-name="T11">ield</text:span><text:span text:style-name="T65"> </text:span><text:span text:style-name="T66">(repulsive effect </text:span><text:span text:style-name="T67">only on kids </text:span><text:span text:style-name="T65">–</text:span><text:span text:style-name="T67"> </text:span><text:span text:style-name="T68">not the attacks</text:span><text:span text:style-name="T66">)</text:span></text:p>
      <text:p text:style-name="P23">- <text:span text:style-name="T11">Time stop </text:span><text:span text:style-name="T66">(affects only the kids, </text:span><text:span text:style-name="T68">not the attacks</text:span><text:span text:style-name="T66"> – </text:span><text:span text:style-name="T68">long cool down</text:span><text:span text:style-name="T67">)</text:span></text:p>
      <text:p text:style-name="P23">- <text:span text:style-name="T14">Mirror images</text:span><text:span text:style-name="T63"> (</text:span><text:span text:style-name="T117">2</text:span><text:span text:style-name="T118"> to 4 mirror images</text:span><text:span text:style-name="T63"> start moving in random </text:span><text:span text:style-name="T116">opposite </text:span><text:span text:style-name="T63">straight line directions from the player attracting closest kids for </text:span><text:span text:style-name="T123">2</text:span><text:span text:style-name="T118"> to </text:span><text:span text:style-name="T117">1</text:span><text:span text:style-name="T118"> second</text:span><text:span text:style-name="T120">(</text:span><text:span text:style-name="T118">s</text:span><text:span text:style-name="T120">)</text:span><text:span text:style-name="T126"> – </text:span><text:span text:style-name="T117">less images means more time</text:span><text:span text:style-name="T63">)</text:span></text:p>
      <text:p text:style-name="P23">- <text:span text:style-name="T17">Second life</text:span><text:span text:style-name="T129"> (</text:span><text:span text:style-name="T172">when dying, the </text:span><text:span text:style-name="T121">game restarts</text:span><text:span text:style-name="T129"> keeping time record – </text:span><text:span text:style-name="T122">only one time</text:span><text:span text:style-name="T129">). </text:span><text:span text:style-name="T195">CANCELED!</text:span></text:p>
      <text:p text:style-name="P23">- <text:span text:style-name="T20">Dodger</text:span><text:span text:style-name="T133"> (hit box </text:span><text:span text:style-name="T172">size </text:span><text:span text:style-name="T133">reduced</text:span><text:span text:style-name="T66"> – </text:span><text:span text:style-name="T70">permanent</text:span><text:span text:style-name="T133">).</text:span></text:p>
      <text:p text:style-name="P23">- <text:span text:style-name="T20">Invisible</text:span><text:span text:style-name="T133"> (makes </text:span><text:span text:style-name="T122">enemies go away from where the player is</text:span><text:span text:style-name="T133"> when activating the skill for 2 or 3 seconds</text:span><text:span text:style-name="T66"> – </text:span><text:span text:style-name="T68">long cool down</text:span><text:span text:style-name="T133">).</text:span></text:p>
      <text:p text:style-name="P23">- <text:span text:style-name="T20">Shield</text:span><text:span text:style-name="T133"> (</text:span><text:span text:style-name="T124">invulnerable to attacks – any attack?</text:span><text:span text:style-name="T133">).</text:span></text:p>
      <text:p text:style-name="P23">- <text:span text:style-name="T20">Healthy</text:span><text:span text:style-name="T133"> (</text:span><text:span text:style-name="T172">20% </text:span><text:span text:style-name="T133">more hit points).</text:span></text:p>
      <text:p text:style-name="P23">- <text:span text:style-name="T21">Regeneration</text:span><text:span text:style-name="T134"> (permanent).</text:span></text:p>
      <text:p text:style-name="P23">- <text:span text:style-name="T22">Hand to hand </text:span><text:span text:style-name="T29">connoisseur</text:span><text:span text:style-name="T135"> (50% damage from short range but 200% damage from long range).</text:span></text:p>
      <text:p text:style-name="P23">- <text:span text:style-name="T22">Ranged </text:span><text:span text:style-name="T29">fighting connoisseur</text:span><text:span text:style-name="T135"> (50% damage from long range but 200% damage from short range).</text:span></text:p>
      <text:p text:style-name="P23">- <text:span text:style-name="T8">None!</text:span></text:p>
      <text:p text:style-name="P23"/>
      <text:p text:style-name="P23"><text:tab/><text:span text:style-name="T27">S</text:span><text:span text:style-name="T23">kill cool down is shown by the sprite outline color</text:span><text:span text:style-name="T103"> </text:span><text:span text:style-name="T99">(red means not ready)</text:span><text:span text:style-name="T136">.</text:span></text:p>
      <text:p text:style-name="P23"/>
      <text:p text:style-name="P23"><text:tab/><text:span text:style-name="T54">No HP shown on screen</text:span><text:span text:style-name="T201">.</text:span></text:p>
      <text:p text:style-name="P23"/>
      <text:p text:style-name="P16"><text:tab/>Each <text:span text:style-name="T9">“</text:span><text:span text:style-name="T27">skill</text:span><text:span text:style-name="T9">” has </text:span><text:span text:style-name="T42">its own</text:span><text:span text:style-name="T9"> cool down</text:span> (<text:span text:style-name="T116">duration</text:span> depending on the <text:span text:style-name="T128">skill</text:span>).</text:p>
      <text:p text:style-name="P16"/>
      <text:p text:style-name="P19"><text:span text:style-name="T63"><text:tab/></text:span><text:span text:style-name="T66">After using </text:span><text:span text:style-name="T99">his</text:span><text:span text:style-name="T66"> “</text:span><text:span text:style-name="T100">skill</text:span><text:span text:style-name="T66">”, the alien is </text:span><text:span text:style-name="T14">invulnerable for 1 second</text:span><text:span text:style-name="T101"> and </text:span><text:span text:style-name="T48">the outline flashes – </text:span><text:span text:style-name="T54">in white</text:span><text:span text:style-name="T97"> </text:span><text:span text:style-name="T96">–</text:span><text:span text:style-name="T97"> </text:span><text:span text:style-name="T101">to communicate that. </text:span><text:span text:style-name="T76">Doesn’t apply to some skills</text:span><text:span text:style-name="T101">.</text:span></text:p>
      <text:p text:style-name="P16"/>
      <text:p text:style-name="P16"><text:soft-page-break/><text:tab/><text:span text:style-name="T53">Alien becomes invincible</text:span><text:span text:style-name="T7"> for 1 second after getting hit</text:span><text:span text:style-name="T178">.</text:span></text:p>
      <text:p text:style-name="P5">Enemies</text:p>
      <text:p text:style-name="P3"/>
      <text:p text:style-name="P32"><text:tab/><text:span text:style-name="T129">Here’s the list:</text:span></text:p>
      <text:p text:style-name="P32"/>
      <text:p text:style-name="P32">- <text:span text:style-name="T17">Throwing </text:span><text:span text:style-name="T23">B</text:span><text:span text:style-name="T17">ooger </text:span><text:span text:style-name="T23">K</text:span><text:span text:style-name="T17">ids</text:span><text:span text:style-name="T129"> (</text:span><text:span text:style-name="T154">slow </text:span><text:span text:style-name="T129">medium ranged explosives </text:span><text:span text:style-name="T136">with small effect area</text:span><text:span text:style-name="T129">):</text:span></text:p>
      <text:p text:style-name="P32"><text:tab/><text:span text:style-name="T154">Alien loses </text:span><text:span text:style-name="T171">2</text:span><text:span text:style-name="T29">00 </text:span><text:span text:style-name="T40">HP</text:span><text:span text:style-name="T154"> when hit.</text:span></text:p>
      <text:p text:style-name="P32"/>
      <text:p text:style-name="P32">- <text:span text:style-name="T17">Spitting </text:span><text:span text:style-name="T23">K</text:span><text:span text:style-name="T17">ids</text:span><text:span text:style-name="T129"> (</text:span><text:span text:style-name="T154">quick s</text:span><text:span text:style-name="T151">hort </text:span><text:span text:style-name="T129">ranged shooting).</text:span></text:p>
      <text:p text:style-name="P35"><text:tab/><text:span text:style-name="T154">Alien loses </text:span><text:span text:style-name="T50">100</text:span><text:span text:style-name="T29"> </text:span><text:span text:style-name="T40">HP</text:span><text:span text:style-name="T154"> when hit.</text:span></text:p>
      <text:p text:style-name="P35"/>
      <text:p text:style-name="P32">- <text:span text:style-name="T17">Kids </text:span><text:span text:style-name="T23">W</text:span><text:span text:style-name="T17">ith </text:span><text:span text:style-name="T23">S</text:span><text:span text:style-name="T17">ticks</text:span><text:span text:style-name="T129"> (</text:span><text:span text:style-name="T154">very quick </text:span><text:span text:style-name="T144">hand to hand</text:span><text:span text:style-name="T129"> attack).</text:span></text:p>
      <text:p text:style-name="P35"><text:tab/><text:span text:style-name="T154">Alien loses </text:span><text:span text:style-name="T50">50</text:span><text:span text:style-name="T29"> </text:span><text:span text:style-name="T40">HP</text:span><text:span text:style-name="T154"> when hit.</text:span></text:p>
      <text:p text:style-name="P35"/>
      <text:p text:style-name="P36">- <text:span text:style-name="T52">Crying </text:span><text:span text:style-name="T24">Kids</text:span><text:span text:style-name="T138"> </text:span><text:span text:style-name="T175">run randomly then stop to cry</text:span><text:span text:style-name="T138">. </text:span><text:span text:style-name="T175">If the alien is close enough, kick him. </text:span><text:span text:style-name="T178">Resume routine.</text:span></text:p>
      <text:p text:style-name="P36"><text:tab/><text:span text:style-name="T154">Alien loses </text:span><text:span text:style-name="T50">50</text:span><text:span text:style-name="T29"> </text:span><text:span text:style-name="T40">HP</text:span><text:span text:style-name="T154"> </text:span><text:span text:style-name="T178">when hit</text:span><text:span text:style-name="T155">.</text:span></text:p>
      <text:p text:style-name="P35"/>
      <text:p text:style-name="P32">- <text:span text:style-name="T23">Vomiting </text:span><text:span text:style-name="T24">K</text:span><text:span text:style-name="T23">ids</text:span><text:span text:style-name="T136"> (</text:span><text:span text:style-name="T154">slow </text:span><text:span text:style-name="T136">long range attacks with large effect area). </text:span><text:span text:style-name="T178">Wandering, then vomiting somewhere there space for the puddle, then resuming… The vomit puddle generate an area that everybody’s running away from.</text:span></text:p>
      <text:p text:style-name="P36"><text:tab/><text:span text:style-name="T154">Alien loses </text:span><text:span text:style-name="T29">5</text:span><text:span text:style-name="T50">0</text:span><text:span text:style-name="T29"> </text:span><text:span text:style-name="T40">HP per second</text:span><text:span text:style-name="T154"> when walking in the vomit puddle until exiting it. </text:span><text:span text:style-name="T155">He also takes decreasing damages</text:span><text:span text:style-name="T178"> </text:span><text:span text:style-name="T155">for up to 2 seconds </text:span><text:span text:style-name="T178">(</text:span><text:span text:style-name="T53">25HP, then 10HP</text:span><text:span text:style-name="T178">) </text:span><text:span text:style-name="T155">after exiting the area.</text:span></text:p>
      <text:p text:style-name="P32"/>
      <text:p text:style-name="P32">- <text:span text:style-name="T18">T</text:span><text:span text:style-name="T9">eacher</text:span><text:span text:style-name="T53">(</text:span><text:span text:style-name="T9">s</text:span><text:span text:style-name="T53">)</text:span><text:span text:style-name="T9"> </text:span><text:span text:style-name="T64">running randomly</text:span> <text:span text:style-name="T130">close to the alien </text:span>trying to stop the mess <text:span text:style-name="T130">(</text:span><text:span text:style-name="T131">they/</text:span><text:span text:style-name="T178">she</text:span><text:span text:style-name="T131"> are/</text:span><text:span text:style-name="T178">is an</text:span><text:span text:style-name="T131"> </text:span><text:span text:style-name="T130">obstacle: run</text:span><text:span text:style-name="T131">ning</text:span><text:span text:style-name="T130"> then stop</text:span><text:span text:style-name="T131">ping,</text:span><text:span text:style-name="T130"> trying to calm things down </text:span><text:span text:style-name="T169">staying between kid</text:span><text:span text:style-name="T178">s</text:span><text:span text:style-name="T169"> and alien </text:span><text:span text:style-name="T130">then </text:span><text:span text:style-name="T167">going away and </text:span><text:span text:style-name="T169">finally </text:span><text:span text:style-name="T130">resum</text:span><text:span text:style-name="T169">ing</text:span><text:span text:style-name="T130">…).</text:span></text:p>
      <text:p text:style-name="P32"/>
      <text:p text:style-name="P32"><text:tab/><text:span text:style-name="T41">Kids with sticks</text:span><text:span text:style-name="T156"> and </text:span><text:span text:style-name="T41">Spitting Kids</text:span><text:span text:style-name="T156"> represent </text:span><text:span text:style-name="T41">50% of the enemies</text:span><text:span text:style-name="T156">.</text:span></text:p>
      <text:p text:style-name="P51">Technically</text:p>
      <text:p text:style-name="P50"/>
      <text:p text:style-name="P52"><text:tab/><text:span text:style-name="T57">Animations at </text:span><text:span text:style-name="T58">4</text:span><text:span text:style-name="T57">s</text:span><text:span text:style-name="T176"> </text:span><text:span text:style-name="T177">(DB is at 3s).</text:span><text:span text:style-name="T176"> And eventually using 3s if needed </text:span><text:span text:style-name="T177">(b</text:span><text:span text:style-name="T176">ut we’ll tend to avoid it</text:span><text:span text:style-name="T177">)</text:span><text:span text:style-name="T176">.</text:span></text:p>
      <text:p text:style-name="P25"/>
      <text:p text:style-name="P17"><text:tab/><text:span text:style-name="T127">There are </text:span><text:span text:style-name="T47">two options for building game map(s)</text:span><text:span text:style-name="T127">:</text:span></text:p>
      <text:p text:style-name="P17"><text:tab/>- <text:span text:style-name="T37">A whole hand painted </text:span><text:span text:style-name="T38">(</text:span><text:span text:style-name="T37">and animated</text:span><text:span text:style-name="T38">)</text:span><text:span text:style-name="T37"> map</text:span><text:span text:style-name="T90"> </text:span><text:span text:style-name="T91">(here goes my preference)</text:span><text:span text:style-name="T164">.</text:span></text:p>
      <text:p text:style-name="P17"><text:tab/><text:tab/><text:span text:style-name="T46">Pro</text:span><text:span text:style-name="T164">:</text:span></text:p>
      <text:p text:style-name="P28"><text:tab/>No tile repetition. </text:p>
      <text:p text:style-name="P29"><text:tab/>“Easy” to generate this map in 3D then “pixel art” it.</text:p>
      <text:p text:style-name="P28"><text:tab/><text:tab/><text:span text:style-name="T9">Con</text:span>:</text:p>
      <text:p text:style-name="P28"><text:tab/>A lot of work to create only 1 map <text:span text:style-name="T165">(not everything’s reusable for another map).</text:span></text:p>
      <text:p text:style-name="P28"/>
      <text:p text:style-name="P17"><text:tab/>- <text:span text:style-name="T182">A procedural generation of map(s) </text:span><text:span text:style-name="T183">with animations</text:span><text:span text:style-name="T190"> </text:span><text:span text:style-name="T191">(but this is also tempting)</text:span><text:span text:style-name="T192">.</text:span></text:p>
      <text:p text:style-name="P57"><text:tab/><text:tab/><text:span text:style-name="T159">Pro</text:span><text:span text:style-name="T164">:</text:span></text:p>
      <text:p text:style-name="P58"><text:tab/>Once the huge amount of work that represents the creation of all the needed tiles <text:span text:style-name="T165">is done</text:span>, it’s “easy” to randomly generate different maps.</text:p>
      <text:p text:style-name="P58"><text:tab/><text:tab/><text:span text:style-name="T157">Con</text:span>:</text:p>
      <text:p text:style-name="P58"><text:tab/>Obviously ends <text:span text:style-name="T165">up </text:span>to be repetitive even though we procedural<text:span text:style-name="T202">ly</text:span> generate them.</text:p>
      <text:p text:style-name="P25"/>
      <text:p text:style-name="P25"><text:tab/>Every game <text:span text:style-name="T9">starts from a random point in the area</text:span><text:span text:style-name="T64"> </text:span><text:span text:style-name="T104">(no real need of this </text:span><text:span text:style-name="T105">with</text:span><text:span text:style-name="T104"> procedural</text:span><text:span text:style-name="T102">ly</text:span><text:span text:style-name="T104"> generated maps)</text:span>. Spawning points could possibly be established before hand.</text:p>
      <text:p text:style-name="P25"/>
      <text:p text:style-name="P25"><text:tab/><text:span text:style-name="T30">Camera bug </text:span><text:span text:style-name="T45">effects</text:span><text:span text:style-name="T30"> have somewhat random </text:span><text:span text:style-name="T42">lengths</text:span><text:span text:style-name="T141"> but </text:span><text:span text:style-name="T30">the last effect (screen shutdown) always happen just after 1 minute</text:span><text:span text:style-name="T141">.</text:span></text:p>
      <text:p text:style-name="P22"/>
      <text:p text:style-name="P11"><text:tab/><text:span text:style-name="T25">A</text:span><text:span text:style-name="T9">lien</text:span> <text:span text:style-name="T144">and </text:span><text:span text:style-name="T34">Enemies</text:span><text:span text:style-name="T144"> </text:span><text:span text:style-name="T153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78">. </text:span><text:span text:style-name="T148">In order to reduce the amount of work we could reduce that to 4 directions </text:span><text:span text:style-name="T149">but it would be </text:span><text:span text:style-name="T150">so </text:span><text:span text:style-name="T149">sad</text:span><text:span text:style-name="T113">.</text:span></text:p>
      <text:p text:style-name="P44"/>
      <text:p text:style-name="P12"><text:span text:style-name="T78"><text:tab/></text:span><text:span text:style-name="T89">A</text:span><text:span text:style-name="T71">lien animations (</text:span><text:span text:style-name="T35">left</text:span><text:span text:style-name="T71"> and </text:span><text:span text:style-name="T35">right</text:span><text:span text:style-name="T71"> are </text:span><text:span text:style-name="T35">flopped animations</text:span><text:span text:style-name="T71">, </text:span><text:span text:style-name="T35">up/left</text:span><text:span text:style-name="T71"> and </text:span><text:span text:style-name="T35">up/right</text:span><text:span text:style-name="T71"> are </text:span><text:span text:style-name="T35">flopped animations</text:span><text:span text:style-name="T71"> and </text:span><text:span text:style-name="T35">down/left</text:span><text:span text:style-name="T71"> and </text:span><text:span text:style-name="T35">down/right</text:span><text:span text:style-name="T71"> are also </text:span><text:span text:style-name="T35">flopped animations</text:span><text:span text:style-name="T71">):</text:span></text:p>
      <text:p text:style-name="P11"><text:span text:style-name="T32"><text:tab/>8</text:span><text:span text:style-name="T31"> Move </text:span><text:span text:style-name="T52">(run) </text:span><text:span text:style-name="T31">direction</text:span><text:span text:style-name="T27">s</text:span></text:p>
      <text:p text:style-name="P11"><text:span text:style-name="T32"><text:tab/>8</text:span><text:span text:style-name="T185"> </text:span><text:span text:style-name="T31">Idle direction</text:span><text:span text:style-name="T27">s</text:span><text:span text:style-name="T186"> </text:span><text:span text:style-name="T197">(or only 1 facing camera?)</text:span></text:p>
      <text:p text:style-name="P11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1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11"><text:span text:style-name="T31"><text:tab/></text:span><text:span text:style-name="T84">This means something like a maximum of 5 animations by action so </text:span><text:span text:style-name="T27">2</text:span><text:span text:style-name="T52">0</text:span><text:span text:style-name="T27"> animations per character</text:span><text:span text:style-name="T84"> depending on the talents, of cours</text:span><text:span text:style-name="T86">e</text:span><text:span text:style-name="T84">. That’s a lot!</text:span></text:p>
      <text:p text:style-name="P45"/>
      <text:p text:style-name="P12"><text:soft-page-break/><text:span text:style-name="T84"><text:tab/></text:span><text:span text:style-name="T77">Enemies </text:span><text:span text:style-name="T75">(and teacher/teachers) </text:span><text:span text:style-name="T77">animations </text:span><text:span text:style-name="T71">(</text:span><text:span text:style-name="T35">left</text:span><text:span text:style-name="T71"> and </text:span><text:span text:style-name="T35">right</text:span><text:span text:style-name="T71"> are </text:span><text:span text:style-name="T35">flopped animations</text:span><text:span text:style-name="T71">, </text:span><text:span text:style-name="T35">up/left</text:span><text:span text:style-name="T71"> and </text:span><text:span text:style-name="T35">up/right</text:span><text:span text:style-name="T71"> are </text:span><text:span text:style-name="T35">flopped animations</text:span><text:span text:style-name="T71"> and </text:span><text:span text:style-name="T35">down/left</text:span><text:span text:style-name="T71"> and </text:span><text:span text:style-name="T35">down/right</text:span><text:span text:style-name="T71"> are also </text:span><text:span text:style-name="T35">flopped animations</text:span><text:span text:style-name="T71">):</text:span></text:p>
      <text:p text:style-name="P12"><text:span text:style-name="T83"><text:tab/></text:span><text:span text:style-name="T27">8 move directions</text:span></text:p>
      <text:p text:style-name="P53"><text:tab/>8 attack directions</text:p>
      <text:p text:style-name="P53"><text:tab/>8 Idle directions</text:p>
      <text:p text:style-name="P54"><text:tab/>8 <text:span text:style-name="T203">waving</text:span> directions <text:span text:style-name="T110">(when two kids face each other, they </text:span><text:span text:style-name="T111">forget about the alien and </text:span><text:span text:style-name="T110">stop </text:span><text:span text:style-name="T111">running</text:span><text:span text:style-name="T110"> then wave at each other </text:span><text:span text:style-name="T111">for a couple of seconds </text:span><text:span text:style-name="T110">then resume moving)</text:span><text:span text:style-name="T203"> – </text:span><text:span text:style-name="T125">only kids</text:span><text:span text:style-name="T202">.</text:span></text:p>
      <text:p text:style-name="P18"><text:span text:style-name="T84"><text:tab/>This means 5</text:span><text:span text:style-name="T95"> </text:span><text:span text:style-name="T84">–</text:span><text:span text:style-name="T95"> </text:span><text:span text:style-name="T84">animations by action so </text:span><text:span text:style-name="T59">20</text:span><text:span text:style-name="T27"> animations per character</text:span><text:span text:style-name="T84"> (that’s also a lot)! </text:span><text:span text:style-name="T102">So </text:span><text:span text:style-name="T60">teacher ha</text:span><text:span text:style-name="T59">s</text:span><text:span text:style-name="T60"> only 15 animations</text:span><text:span text:style-name="T102"> (no waving animation).</text:span></text:p>
      <text:p text:style-name="P46"/>
      <text:p text:style-name="P14"><text:span text:style-name="T85"><text:tab/></text:span><text:span text:style-name="T72">Enemies behavior </text:span><text:span text:style-name="T71">(</text:span><text:span text:style-name="T35">left</text:span><text:span text:style-name="T71"> and </text:span><text:span text:style-name="T35">right</text:span><text:span text:style-name="T71"> are </text:span><text:span text:style-name="T35">flopped animations</text:span><text:span text:style-name="T71">, </text:span><text:span text:style-name="T35">up/left</text:span><text:span text:style-name="T71"> and </text:span><text:span text:style-name="T35">up/right</text:span><text:span text:style-name="T71"> are </text:span><text:span text:style-name="T35">flopped animations</text:span><text:span text:style-name="T71"> and </text:span><text:span text:style-name="T35">down/left</text:span><text:span text:style-name="T71"> and </text:span><text:span text:style-name="T35">down/right</text:span><text:span text:style-name="T71"> are also </text:span><text:span text:style-name="T35">flopped animations</text:span><text:span text:style-name="T71">)</text:span><text:span text:style-name="T72">:</text:span></text:p>
      <text:p text:style-name="P47"/>
      <text:p text:style-name="P26"><text:span text:style-name="T64"><text:tab/>Followers </text:span><text:span text:style-name="T87">and stoppers and followers, etc.:</text:span></text:p>
      <text:p text:style-name="P33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34"><text:span text:style-name="T17"><text:tab/><text:tab/>Spitting </text:span><text:span text:style-name="T23">K</text:span><text:span text:style-name="T17">ids</text:span></text:p>
      <text:p text:style-name="P34"><text:span text:style-name="T17"><text:tab/></text:span><text:span text:style-name="T86">Followers:</text:span></text:p>
      <text:p text:style-name="P33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33"><text:span text:style-name="T24"><text:tab/></text:span><text:span text:style-name="T112">Random</text:span><text:span text:style-name="T86">:</text:span></text:p>
      <text:p text:style-name="P33"><text:span text:style-name="T86"><text:tab/><text:tab/></text:span><text:span text:style-name="T23">Vomiting </text:span><text:span text:style-name="T24">K</text:span><text:span text:style-name="T23">ids</text:span></text:p>
      <text:p text:style-name="P33"><text:span text:style-name="T23"><text:tab/><text:tab/></text:span><text:span text:style-name="T56">Crying Kids</text:span></text:p>
      <text:p text:style-name="P33"><text:span text:style-name="T23"><text:tab/></text:span><text:span text:style-name="T86">Weird:</text:span></text:p>
      <text:p text:style-name="P33"><text:span text:style-name="T86"><text:tab/><text:tab/></text:span><text:span text:style-name="T18">T</text:span><text:span text:style-name="T9">eachers</text:span></text:p>
      <text:p text:style-name="P56"/>
      <text:p text:style-name="P41"><text:tab/><text:span text:style-name="T39">At the beginning of a game, several kids are already in the place playing Idle animation</text:span><text:span text:style-name="T151">.</text:span></text:p>
      <text:p text:style-name="P41"/>
      <text:p text:style-name="P42"><text:span text:style-name="T142"><text:tab/></text:span><text:span text:style-name="T33">Enemies detection colliders will have a somewhat random size</text:span><text:span text:style-name="T168">.</text:span></text:p>
      <text:p text:style-name="P43"/>
      <text:p text:style-name="P42"><text:span text:style-name="T168"><text:tab/></text:span><text:span text:style-name="T45">After a kid touches an alien he tends to go away for </text:span><text:span text:style-name="T56">2</text:span><text:span text:style-name="T51"> to </text:span><text:span text:style-name="T56">4</text:span><text:span text:style-name="T51"> seconds</text:span><text:span text:style-name="T167">.</text:span></text:p>
      <text:p text:style-name="P42"/>
      <text:p text:style-name="P42"><text:tab/><text:span text:style-name="T45">Kids spawn from </text:span><text:span text:style-name="T56">outside of the screen </text:span><text:span text:style-name="T198">(and from </text:span><text:span text:style-name="T199">places used for it (playing structures, outside of the screen, etc.)</text:span><text:span text:style-name="T205">.</text:span></text:p>
      <text:p text:style-name="P42"/>
      <text:p text:style-name="P42"><text:tab/><text:span text:style-name="T45">Teachers always spawn from outside of the screen</text:span><text:span text:style-name="T167">.</text:span></text:p>
      <text:p text:style-name="P42"/>
      <text:p text:style-name="P42"><text:tab/><text:span text:style-name="T49">Kids are slower than aliens</text:span><text:span text:style-name="T170"> and </text:span><text:span text:style-name="T49">teachers are faster than aliens</text:span><text:span text:style-name="T170">.</text:span></text:p>
      <text:p text:style-name="P4">Options</text:p>
      <text:p text:style-name="P31"/>
      <text:p text:style-name="P39"><text:tab/><text:span text:style-name="T152">Adding 1</text:span><text:span text:style-name="T106"> </text:span><text:span text:style-name="T92">more </text:span><text:span text:style-name="T106">difficulty mode </text:span><text:span text:style-name="T88">to the normal one</text:span><text:span text:style-name="T106">: </text:span><text:span text:style-name="T73">Super Hyper Mega </text:span><text:span text:style-name="T74">Hardcore</text:span><text:span text:style-name="T106"> (more enemies moving and attacking quickly, nerfed alien skills, slower alien, </text:span><text:span text:style-name="T93">enemies dealing more damages</text:span><text:span text:style-name="T106">).</text:span></text:p>
      <text:p text:style-name="P38"><text:span text:style-name="T106"><text:tab/></text:span><text:span text:style-name="T107">Up to 4 </text:span><text:span text:style-name="T108">alien</text:span><text:span text:style-name="T89">s</text:span><text:span text:style-name="T107"> simultaneously.</text:span></text:p>
      <text:p text:style-name="P40"><text:span text:style-name="T64"><text:tab/></text:span><text:span text:style-name="T88">O</text:span><text:span text:style-name="T64">nline mode.</text:span></text:p>
      <text:p text:style-name="P40"><text:span text:style-name="T78"><text:tab/></text:span><text:span text:style-name="T128">Adding new alien</text:span><text:span text:style-name="T174">s</text:span><text:span text:style-name="T128"> </text:span><text:span text:style-name="T152">(</text:span><text:span text:style-name="T140">with new skills</text:span><text:span text:style-name="T152">)</text:span><text:span text:style-name="T140"> </text:span><text:span text:style-name="T128">would be great.</text:span></text:p>
      <text:p text:style-name="P37"><text:tab/><text:span text:style-name="T128">Adding new </text:span>enemies<text:span text:style-name="T128"> </text:span><text:span text:style-name="T152">(with new behaviors) </text:span><text:span text:style-name="T128">would be great </text:span>too<text:span text:style-name="T128">.</text:span></text:p>
      <text:p text:style-name="P37"><text:tab/><text:span text:style-name="T200">Adding an animation of the spaceship landing the alien in the Kindergarten then taking off in order for the game to start would be nice! </text:span></text:p>
      <text:p text:style-name="P30"><text:tab/>With a lot of courage, new maps would also be added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4-18T08:09:38.547000000</dc:date>
    <meta:editing-duration>PT4H41M52S</meta:editing-duration>
    <meta:editing-cycles>52</meta:editing-cycles>
    <meta:generator>LibreOffice/7.5.0.3$Windows_X86_64 LibreOffice_project/c21113d003cd3efa8c53188764377a8272d9d6de</meta:generator>
    <meta:document-statistic meta:table-count="0" meta:image-count="0" meta:object-count="0" meta:page-count="8" meta:paragraph-count="106" meta:word-count="1248" meta:character-count="7318" meta:non-whitespace-character-count="6079"/>
  </office:meta>
</office:document-meta>
</file>